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HY헤드라인M" style:font-name-asian="HY헤드라인M" fo:font-size="24pt" style:font-size-asian="24pt" style:font-size-complex="24pt" style:text-underline-type="none" style:text-overline-type="none" style:text-line-through-type="none"/>
    </style:style>
    <style:style style:family="paragraph" style:class="text" style:name="Paragraph-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40%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6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-1-3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11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3" style:parent-style-name="바탕글">
      <style:paragraph-properties fo:text-align="justify" fo:text-indent="0pt" fo:margin-left="0pt" fo:margin-right="0pt" fo:margin-top="0pt" fo:margin-bottom="0pt" fo:line-height="0%"/>
    </style:style>
    <style:style style:family="paragraph" style:class="text" style:name="Paragraph-2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24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24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26-1-1">
      <style:text-properties style:font-name="바탕" style:font-name-asian="바탕" fo:font-size="8pt" style:font-size-asian="8pt" style:font-size-complex="8pt" style:text-underline-type="none" style:text-overline-type="none" style:text-line-through-type="none"/>
    </style:style>
    <style:style style:family="text" style:name="p26-1-2">
      <style:text-properties style:font-name="HY헤드라인M" style:font-name-asian="HY헤드라인M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28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4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40%"/>
    </style:style>
    <style:style style:family="paragraph" style:class="text" style:name="Paragraph-61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61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1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2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63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4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6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6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6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68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6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6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0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6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6-2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7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8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8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6-1-1">
      <style:text-properties style:font-name="HY헤드라인M" style:font-name-asian="HY헤드라인M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7-1-1">
      <style:text-properties style:font-name="HY헤드라인M" style:font-name-asian="HY헤드라인M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-1-1">
      <style:text-properties style:font-name="HY헤드라인M" style:font-name-asian="HY헤드라인M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-1-1">
      <style:text-properties style:font-name="HY헤드라인M" style:font-name-asian="HY헤드라인M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95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95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97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97-1-1">
      <style:text-properties style:font-name="HY헤드라인M" style:font-name-asian="HY헤드라인M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8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98-2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2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0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1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8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28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128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130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30-1-1">
      <style:text-properties style:font-name="바탕" style:font-name-asian="바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1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3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40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42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3-1-1">
      <style:text-properties style:font-name="HY헤드라인M" style:font-name-asian="HY헤드라인M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4-1-1">
      <style:text-properties style:font-name="HY헤드라인M" style:font-name-asian="HY헤드라인M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center" fo:text-indent="0pt" fo:margin-left="0pt" fo:margin-right="0pt" fo:margin-top="0pt" fo:margin-bottom="0pt" fo:line-height="135%"/>
    </style:style>
    <style:style style:family="paragraph" style:class="text" style:name="Paragraph-146" style:parent-style-name="바탕글">
      <style:paragraph-properties fo:text-align="center" fo:text-indent="0pt" fo:margin-left="0pt" fo:margin-right="0pt" fo:margin-top="0pt" fo:margin-bottom="0pt" fo:line-height="135%"/>
    </style:style>
    <style:style style:family="paragraph" style:class="text" style:name="Paragraph-147" style:parent-style-name="바탕글">
      <style:paragraph-properties fo:text-align="center" fo:text-indent="0pt" fo:margin-left="0pt" fo:margin-right="0pt" fo:margin-top="0pt" fo:margin-bottom="0pt" fo:line-height="135%"/>
    </style:style>
    <style:style style:family="paragraph" style:class="text" style:name="Paragraph-148" style:parent-style-name="바탕글">
      <style:paragraph-properties fo:text-align="center" fo:text-indent="0pt" fo:margin-left="0pt" fo:margin-right="0pt" fo:margin-top="0pt" fo:margin-bottom="0pt" fo:line-height="135%"/>
    </style:style>
    <style:style style:family="paragraph" style:class="text" style:name="Paragraph-14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4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5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5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40%"/>
    </style:style>
    <style:style style:family="paragraph" style:class="text" style:name="Paragraph-153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53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54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154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5-1-1">
      <style:text-properties style:font-name="HY헤드라인M" style:font-name-asian="HY헤드라인M" fo:font-size="18pt" style:font-size-asian="18pt" style:font-size-complex="18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56-1-1">
      <style:text-properties style:font-name="바탕" style:font-name-asian="바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left" fo:text-indent="0pt" fo:margin-left="0pt" fo:margin-right="0pt" fo:margin-top="0pt" fo:margin-bottom="0pt" fo:line-height="100%"/>
    </style:style>
    <style:style style:family="text" style:name="p157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8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16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1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3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6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8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9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name="Table-1" style:family="table">
      <style:table-properties style:width="230.9mm" table:align="margins" fo:margin-left="1mm" fo:margin-right="1mm" fo:margin-top="1mm" fo:margin-bottom="1mm" table:border-model="collapsing"/>
    </style:style>
    <style:style style:name="Table-2" style:family="table">
      <style:table-properties style:width="234mm" table:align="margins" fo:margin-left="1mm" fo:margin-right="1mm" fo:margin-top="1mm" fo:margin-bottom="1mm" table:border-model="collapsing"/>
    </style:style>
    <style:style style:name="Table-3" style:family="table">
      <style:table-properties style:width="232.9mm" table:align="margins" fo:margin-left="1mm" fo:margin-right="1mm" fo:margin-top="1mm" fo:margin-bottom="1mm" table:border-model="collapsing"/>
    </style:style>
    <style:style style:name="Table-4" style:family="table">
      <style:table-properties style:width="231.94mm" table:align="margins" fo:margin-left="1mm" fo:margin-right="1mm" fo:margin-top="1mm" fo:margin-bottom="1mm" table:border-model="collapsing"/>
    </style:style>
    <style:style style:name="Table-5" style:family="table">
      <style:table-properties style:width="231.33mm" table:align="margins" fo:margin-left="1mm" fo:margin-right="1mm" fo:margin-top="1mm" fo:margin-bottom="1mm" table:border-model="collapsing"/>
    </style:style>
    <style:style style:name="Table-6" style:family="table">
      <style:table-properties style:width="230.42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1-1-3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feaf5"/>
    </style:style>
    <style:style style:name="Table-1-2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1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5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12mm solid #000000"/>
    </style:style>
    <style:style style:name="Table-1-3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1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1-3-4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2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2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2-1-3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2-1-4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2-1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2-1-6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2-1-7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/>
    </style:style>
    <style:style style:name="Table-2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2-2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12mm solid #000000"/>
    </style:style>
    <style:style style:name="Table-2-3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12mm solid #000000" fo:background-color="#dfeaf5"/>
    </style:style>
    <style:style style:name="Table-2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dfeaf5"/>
    </style:style>
    <style:style style:name="Table-2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dfeaf5"/>
    </style:style>
    <style:style style:name="Table-2-4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2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8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2-4-9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3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3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3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4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6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7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8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9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3-1-10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feaf5"/>
    </style:style>
    <style:style style:name="Table-3-2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8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9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3-2-10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4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4-1-3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feaf5"/>
    </style:style>
    <style:style style:name="Table-4-2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12mm solid #000000"/>
    </style:style>
    <style:style style:name="Table-4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8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9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10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2-11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12mm solid #000000"/>
    </style:style>
    <style:style style:name="Table-4-3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4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8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9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10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4-3-11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5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5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3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4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6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7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5-1-8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feaf5"/>
    </style:style>
    <style:style style:name="Table-5-2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5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5-2-8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4mm solid #000000" fo:border-right="0.12mm solid #000000" fo:border-top="0.4mm solid #000000" fo:border-bottom="0.12mm solid #000000" fo:background-color="#dfeaf5"/>
    </style:style>
    <style:style style:name="Table-6-1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3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4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5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6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7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8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9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10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11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1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feaf5"/>
    </style:style>
    <style:style style:name="Table-6-1-13" style:family="table-cell">
      <style:table-cell-properties fo:padding-left="1.8mm" fo:padding-right="1.8mm" fo:padding-top="0.5mm" fo:padding-bottom="0.5mm" fo:border-left="0.12mm solid #000000" fo:border-right="0.4mm solid #000000" fo:border-top="0.4mm solid #000000" fo:border-bottom="0.12mm solid #000000" fo:background-color="#dfeaf5"/>
    </style:style>
    <style:style style:name="Table-6-2-1" style:family="table-cell">
      <style:table-cell-properties fo:padding-left="1.8mm" fo:padding-right="1.8mm" fo:padding-top="0.5mm" fo:padding-bottom="0.5mm" fo:border-left="0.4mm solid #000000" fo:border-right="0.12mm solid #000000" fo:border-top="0.12mm solid #000000" fo:border-bottom="0.4mm solid #000000"/>
    </style:style>
    <style:style style:name="Table-6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8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9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10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1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1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4mm solid #000000"/>
    </style:style>
    <style:style style:name="Table-6-2-13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Shape-1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2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3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4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5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6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  <style:style style:name="Shape-7" style:family="graphic">
      <style:graphic-properties fo:margin-left="0mm" fo:margin-right="0mm" fo:margin-top="0mm" fo:margin-bottom="0mm" style:vertical-rel="baseline" style:vertical-pos="top" draw:fill="none" draw:stroke="solid" svg:stroke-color="#000000" svg:stroke-width="0.12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draw:rect draw:style-name="Shape-1" svg:x="0mm" svg:y="0mm" svg:width="64.46mm" svg:height="9.82mm" text:anchor-type="as-char" draw:transform=" translate (0mm 0mm) matrix (1.479531523642732 0.0 0.0 1.2333931777378815 0mm -3.12mm) matrix (1.0 0.0 0.0 1.0 0mm 0mm) matrix (1.0 0.0 0.0 1.0 0mm 3.12mm) translate (0mm 0mm)"><text:p text:style-name="Paragraph-2"><text:span text:style-name="p2-1-1">기 본 현 황 </text:span></text:p></draw:rect></text:p>
      <text:p text:style-name="Paragraph-3"/>
      <text:p text:style-name="Paragraph-4"/>
      <text:p text:style-name="Paragraph-5"/>
      <text:p text:style-name="Paragraph-6"><text:span text:style-name="p6-1-1">  </text:span><draw:rect draw:style-name="Shape-2" svg:x="0mm" svg:y="0mm" svg:width="29.71mm" svg:height="8.869999999999999mm" text:anchor-type="as-char" draw:transform=" translate (0mm 0mm) matrix (1.3055918318888757 0.0 0.0 1.1277357739753282 0mm -0.48mm) matrix (1.0 0.0 0.0 1.0 0mm 0mm) matrix (1.0 0.0 0.0 1.0 0mm 0.48mm) translate (0mm 0mm)"><text:p text:style-name="Paragraph-7"><text:span text:style-name="p7-1-1">개    요</text:span></text:p></draw:rect><text:span text:style-name="p6-1-3">                                                                         </text:span><text:span text:style-name="p6-1-4">            하 단 역</text:span></text:p>
      <text:p text:style-name="Paragraph-8"/>
      <text:p text:style-name="Paragraph-9"/>
      <table:table table:style-name="Table-1">
        <table:table-column table:number-columns-repeated="5"/>
        <table:table-row>
          <table:table-cell table:style-name="Table-1-1-1" table:number-columns-spanned="2" table:number-rows-spanned="1">
            <text:p text:style-name="Paragraph-10"><text:span text:style-name="p10-1-1">1일 평균승객(2022년)</text:span></text:p>
          </table:table-cell>
          <table:table-cell table:style-name="Table-1-1-2" table:number-columns-spanned="1" table:number-rows-spanned="1">
            <text:p text:style-name="Paragraph-11"><text:span text:style-name="p11-1-1">역사 면적(</text:span><text:span text:style-name="p11-1-2">㎡)</text:span></text:p>
          </table:table-cell>
          <table:table-cell table:style-name="Table-1-1-3" table:number-columns-spanned="2" table:number-rows-spanned="1">
            <text:p text:style-name="Paragraph-12"><text:span text:style-name="p12-1-1">상주 인원</text:span></text:p>
          </table:table-cell>
        </table:table-row>
        <table:table-row>
          <table:table-cell table:style-name="Table-1-2-1" table:number-columns-spanned="1" table:number-rows-spanned="1">
            <text:p text:style-name="Paragraph-13"><text:span text:style-name="p13-1-1">승 차</text:span></text:p>
          </table:table-cell>
          <table:table-cell table:style-name="Table-1-2-2" table:number-columns-spanned="1" table:number-rows-spanned="1">
            <text:p text:style-name="Paragraph-14"><text:span text:style-name="p14-1-1">하 차</text:span></text:p>
          </table:table-cell>
          <table:table-cell table:style-name="Table-1-2-3" table:number-columns-spanned="1" table:number-rows-spanned="2">
            <text:p text:style-name="Paragraph-15"><text:span text:style-name="p15-1-1">9,627</text:span></text:p>
          </table:table-cell>
          <table:table-cell table:style-name="Table-1-2-4" table:number-columns-spanned="1" table:number-rows-spanned="1">
            <text:p text:style-name="Paragraph-16"><text:span text:style-name="p16-1-1">역 및 분소</text:span></text:p>
          </table:table-cell>
          <table:table-cell table:style-name="Table-1-2-5" table:number-columns-spanned="1" table:number-rows-spanned="1">
            <text:p text:style-name="Paragraph-17"><text:span text:style-name="p17-1-1">자회사 및 임대</text:span></text:p>
          </table:table-cell>
        </table:table-row>
        <table:table-row>
          <table:table-cell table:style-name="Table-1-3-1" table:number-columns-spanned="1" table:number-rows-spanned="1">
            <text:p text:style-name="Paragraph-18"><text:span text:style-name="p18-1-1">17,399</text:span></text:p>
          </table:table-cell>
          <table:table-cell table:style-name="Table-1-3-2" table:number-columns-spanned="1" table:number-rows-spanned="1">
            <text:p text:style-name="Paragraph-19"><text:span text:style-name="p19-1-1">15,884</text:span></text:p>
          </table:table-cell>
          <table:table-cell table:style-name="Table-1-3-3" table:number-columns-spanned="1" table:number-rows-spanned="1">
            <text:p text:style-name="Paragraph-20"><text:span text:style-name="p20-1-1">16</text:span></text:p>
          </table:table-cell>
          <table:table-cell table:style-name="Table-1-3-4" table:number-columns-spanned="1" table:number-rows-spanned="1">
            <text:p text:style-name="Paragraph-21"><text:span text:style-name="p21-1-1">8/5</text:span></text:p>
          </table:table-cell>
        </table:table-row>
      </table:table>
      <text:p text:style-name="Paragraph-22"/>
      <text:p text:style-name="Paragraph-23"/>
      <text:p text:style-name="Paragraph-24"><text:span text:style-name="p24-1-1">  </text:span><draw:rect draw:style-name="Shape-3" svg:x="0mm" svg:y="0mm" svg:width="29.71mm" svg:height="8.869999999999999mm" text:anchor-type="as-char" draw:transform=" translate (0mm 0mm) matrix (1.5933752819660454 0.0 0.0 1.1277357739753284 0mm -0.48mm) matrix (1.0 0.0 0.0 1.0 0mm 0mm) matrix (1.0 0.0 0.0 1.0 0mm 0.48mm) translate (0mm 0mm)"><text:p text:style-name="Paragraph-25"><text:span text:style-name="p25-1-1">역무자동설비</text:span></text:p></draw:rect><text:span text:style-name="p24-1-3">                 </text:span></text:p>
      <text:p text:style-name="Paragraph-26"><text:span text:style-name="p26-1-1">                 </text:span><text:span text:style-name="p26-1-2">       </text:span></text:p>
      <text:p text:style-name="Paragraph-27"/>
      <table:table table:style-name="Table-2">
        <table:table-column table:number-columns-repeated="9"/>
        <table:table-row>
          <table:table-cell table:style-name="Table-2-1-1" table:number-columns-spanned="3" table:number-rows-spanned="2">
            <text:p text:style-name="Paragraph-28"><text:span text:style-name="p28-1-1">자동개집표기(</text:span><text:span text:style-name="p28-1-2">AGM)</text:span></text:p>
          </table:table-cell>
          <table:table-cell table:style-name="Table-2-1-2" table:number-columns-spanned="1" table:number-rows-spanned="3">
            <text:p text:style-name="Paragraph-29"><text:span text:style-name="p29-1-1">자동</text:span></text:p>
            <text:p text:style-name="Paragraph-30"><text:span text:style-name="p30-1-1">발매기</text:span></text:p>
            <text:p text:style-name="Paragraph-31"><text:span text:style-name="p31-1-1">(AVM)</text:span></text:p>
          </table:table-cell>
          <table:table-cell table:style-name="Table-2-1-3" table:number-columns-spanned="1" table:number-rows-spanned="3">
            <text:p text:style-name="Paragraph-32"><text:span text:style-name="p32-1-1">자동</text:span></text:p>
            <text:p text:style-name="Paragraph-33"><text:span text:style-name="p33-1-1">발권기</text:span></text:p>
            <text:p text:style-name="Paragraph-34"><text:span text:style-name="p34-1-1">(BOM)</text:span></text:p>
          </table:table-cell>
          <table:table-cell table:style-name="Table-2-1-4" table:number-columns-spanned="1" table:number-rows-spanned="3">
            <text:p text:style-name="Paragraph-35"><text:span text:style-name="p35-1-1">우대권</text:span></text:p>
            <text:p text:style-name="Paragraph-36"><text:span text:style-name="p36-1-1">발권기</text:span></text:p>
            <text:p text:style-name="Paragraph-37"><text:span text:style-name="p37-1-1">(CVM)</text:span></text:p>
          </table:table-cell>
          <table:table-cell table:style-name="Table-2-1-5" table:number-columns-spanned="1" table:number-rows-spanned="3">
            <text:p text:style-name="Paragraph-38"><text:span text:style-name="p38-1-1">역전산기</text:span></text:p>
            <text:p text:style-name="Paragraph-39"><text:span text:style-name="p39-1-1">(DGM)</text:span></text:p>
          </table:table-cell>
          <table:table-cell table:style-name="Table-2-1-6" table:number-columns-spanned="1" table:number-rows-spanned="1">
            <text:p text:style-name="Paragraph-40"><text:span text:style-name="p40-1-1">정산기</text:span></text:p>
          </table:table-cell>
          <table:table-cell table:style-name="Table-2-1-7" table:number-columns-spanned="1" table:number-rows-spanned="1">
            <text:p text:style-name="Paragraph-41"><text:span text:style-name="p41-1-1">보충기</text:span></text:p>
          </table:table-cell>
        </table:table-row>
        <table:table-row>
          <table:table-cell table:style-name="Table-2-2-1" table:number-columns-spanned="1" table:number-rows-spanned="2">
            <text:p text:style-name="Paragraph-42"><text:span text:style-name="p42-1-1">PAU</text:span></text:p>
          </table:table-cell>
          <table:table-cell table:style-name="Table-2-2-2" table:number-columns-spanned="1" table:number-rows-spanned="2">
            <text:p text:style-name="Paragraph-43"><text:span text:style-name="p43-1-1">ACM</text:span></text:p>
          </table:table-cell>
        </table:table-row>
        <table:table-row>
          <table:table-cell table:style-name="Table-2-3-1" table:number-columns-spanned="1" table:number-rows-spanned="1">
            <text:p text:style-name="Paragraph-44"><text:span text:style-name="p44-1-1">카드</text:span></text:p>
            <text:p text:style-name="Paragraph-45"><text:span text:style-name="p45-1-1">겸용</text:span></text:p>
          </table:table-cell>
          <table:table-cell table:style-name="Table-2-3-2" table:number-columns-spanned="1" table:number-rows-spanned="1">
            <text:p text:style-name="Paragraph-46"><text:span text:style-name="p46-1-1">카드</text:span></text:p>
            <text:p text:style-name="Paragraph-47"><text:span text:style-name="p47-1-1">전용</text:span></text:p>
          </table:table-cell>
          <table:table-cell table:style-name="Table-2-3-3" table:number-columns-spanned="1" table:number-rows-spanned="1">
            <text:p text:style-name="Paragraph-48"><text:span text:style-name="p48-1-1">장애인</text:span></text:p>
            <text:p text:style-name="Paragraph-49"><text:span text:style-name="p49-1-1">(HGM)</text:span></text:p>
          </table:table-cell>
        </table:table-row>
        <table:table-row>
          <table:table-cell table:style-name="Table-2-4-1" table:number-columns-spanned="1" table:number-rows-spanned="1">
            <text:p text:style-name="Paragraph-50"><text:span text:style-name="p50-1-1">24</text:span></text:p>
          </table:table-cell>
          <table:table-cell table:style-name="Table-2-4-2" table:number-columns-spanned="1" table:number-rows-spanned="1">
            <text:p text:style-name="Paragraph-51"><text:span text:style-name="p51-1-1">5</text:span></text:p>
          </table:table-cell>
          <table:table-cell table:style-name="Table-2-4-3" table:number-columns-spanned="1" table:number-rows-spanned="1">
            <text:p text:style-name="Paragraph-52"><text:span text:style-name="p52-1-1">4</text:span></text:p>
          </table:table-cell>
          <table:table-cell table:style-name="Table-2-4-4" table:number-columns-spanned="1" table:number-rows-spanned="1">
            <text:p text:style-name="Paragraph-53"><text:span text:style-name="p53-1-1">2</text:span></text:p>
          </table:table-cell>
          <table:table-cell table:style-name="Table-2-4-5" table:number-columns-spanned="1" table:number-rows-spanned="1">
            <text:p text:style-name="Paragraph-54"/>
          </table:table-cell>
          <table:table-cell table:style-name="Table-2-4-6" table:number-columns-spanned="1" table:number-rows-spanned="1">
            <text:p text:style-name="Paragraph-55"><text:span text:style-name="p55-1-1">1</text:span></text:p>
          </table:table-cell>
          <table:table-cell table:style-name="Table-2-4-7" table:number-columns-spanned="1" table:number-rows-spanned="1">
            <text:p text:style-name="Paragraph-56"><text:span text:style-name="p56-1-1">1</text:span></text:p>
          </table:table-cell>
          <table:table-cell table:style-name="Table-2-4-8" table:number-columns-spanned="1" table:number-rows-spanned="1">
            <text:p text:style-name="Paragraph-57"><text:span text:style-name="p57-1-1">2</text:span></text:p>
          </table:table-cell>
          <table:table-cell table:style-name="Table-2-4-9" table:number-columns-spanned="1" table:number-rows-spanned="1">
            <text:p text:style-name="Paragraph-58"><text:span text:style-name="p58-1-1">2</text:span></text:p>
          </table:table-cell>
        </table:table-row>
      </table:table>
      <text:p text:style-name="Paragraph-59"/>
      <text:p text:style-name="Paragraph-60"/>
      <text:p text:style-name="Paragraph-61"><text:span text:style-name="p61-1-1">  </text:span><draw:rect draw:style-name="Shape-4" svg:x="0mm" svg:y="0mm" svg:width="29.71mm" svg:height="8.869999999999999mm" text:anchor-type="as-char" draw:transform=" translate (0mm 0mm) matrix (1.5933752819660454 0.0 0.0 1.1277357739753284 0mm -0.48mm) matrix (1.0 0.0 0.0 1.0 0mm 0mm) matrix (1.0 0.0 0.0 1.0 0mm 0.48mm) translate (0mm 0mm)"><text:p text:style-name="Paragraph-62"><text:span text:style-name="p62-1-1">소방설비현황</text:span></text:p></draw:rect><text:span text:style-name="p61-1-3">          </text:span></text:p>
      <text:p text:style-name="Paragraph-63"><text:span text:style-name="p63-1-1"> </text:span></text:p>
      <text:p text:style-name="Paragraph-64"><text:span text:style-name="p64-1-1"> </text:span></text:p>
      <table:table table:style-name="Table-3">
        <table:table-column table:number-columns-repeated="10"/>
        <table:table-row>
          <table:table-cell table:style-name="Table-3-1-1" table:number-columns-spanned="1" table:number-rows-spanned="1">
            <text:p text:style-name="Paragraph-65"><text:span text:style-name="p65-1-1">소화기</text:span></text:p>
          </table:table-cell>
          <table:table-cell table:style-name="Table-3-1-2" table:number-columns-spanned="1" table:number-rows-spanned="1">
            <text:p text:style-name="Paragraph-66"><text:span text:style-name="p66-1-1">옥내</text:span></text:p>
            <text:p text:style-name="Paragraph-67"><text:span text:style-name="p67-1-1">소화전</text:span></text:p>
          </table:table-cell>
          <table:table-cell table:style-name="Table-3-1-3" table:number-columns-spanned="1" table:number-rows-spanned="1">
            <text:p text:style-name="Paragraph-68"><text:span text:style-name="p68-1-1">스프링</text:span></text:p>
            <text:p text:style-name="Paragraph-69"><text:span text:style-name="p69-1-1">쿨러</text:span></text:p>
          </table:table-cell>
          <table:table-cell table:style-name="Table-3-1-4" table:number-columns-spanned="1" table:number-rows-spanned="1">
            <text:p text:style-name="Paragraph-70"><text:span text:style-name="p70-1-1">소화</text:span></text:p>
            <text:p text:style-name="Paragraph-71"><text:span text:style-name="p71-1-1">용수</text:span></text:p>
          </table:table-cell>
          <table:table-cell table:style-name="Table-3-1-5" table:number-columns-spanned="1" table:number-rows-spanned="1">
            <text:p text:style-name="Paragraph-72"><text:span text:style-name="p72-1-1">연결</text:span></text:p>
            <text:p text:style-name="Paragraph-73"><text:span text:style-name="p73-1-1">송수관</text:span></text:p>
          </table:table-cell>
          <table:table-cell table:style-name="Table-3-1-6" table:number-columns-spanned="1" table:number-rows-spanned="1">
            <text:p text:style-name="Paragraph-74"><text:span text:style-name="p74-1-1">자탐</text:span></text:p>
            <text:p text:style-name="Paragraph-75"><text:span text:style-name="p75-1-1">설비</text:span></text:p>
          </table:table-cell>
          <table:table-cell table:style-name="Table-3-1-7" table:number-columns-spanned="1" table:number-rows-spanned="1">
            <text:p text:style-name="Paragraph-76"><text:span text:style-name="p76-1-1">비상방송</text:span><text:span text:style-name="p76-2-1">설비</text:span></text:p>
          </table:table-cell>
          <table:table-cell table:style-name="Table-3-1-8" table:number-columns-spanned="1" table:number-rows-spanned="1">
            <text:p text:style-name="Paragraph-77"><text:span text:style-name="p77-1-1">유도등</text:span></text:p>
          </table:table-cell>
          <table:table-cell table:style-name="Table-3-1-9" table:number-columns-spanned="1" table:number-rows-spanned="1">
            <text:p text:style-name="Paragraph-78"><text:span text:style-name="p78-1-1">휴대용</text:span></text:p>
            <text:p text:style-name="Paragraph-79"><text:span text:style-name="p79-1-1">비상조명등</text:span></text:p>
          </table:table-cell>
          <table:table-cell table:style-name="Table-3-1-10" table:number-columns-spanned="1" table:number-rows-spanned="1">
            <text:p text:style-name="Paragraph-80"><text:span text:style-name="p80-1-1">공기</text:span></text:p>
            <text:p text:style-name="Paragraph-81"><text:span text:style-name="p81-1-1">호흡기</text:span></text:p>
          </table:table-cell>
        </table:table-row>
        <table:table-row>
          <table:table-cell table:style-name="Table-3-2-1" table:number-columns-spanned="1" table:number-rows-spanned="1">
            <text:p text:style-name="Paragraph-82"><text:span text:style-name="p82-1-1">46</text:span></text:p>
          </table:table-cell>
          <table:table-cell table:style-name="Table-3-2-2" table:number-columns-spanned="1" table:number-rows-spanned="1">
            <text:p text:style-name="Paragraph-83"><text:span text:style-name="p83-1-1">16</text:span></text:p>
          </table:table-cell>
          <table:table-cell table:style-name="Table-3-2-3" table:number-columns-spanned="1" table:number-rows-spanned="1">
            <text:p text:style-name="Paragraph-84"><text:span text:style-name="p84-1-1">650</text:span></text:p>
          </table:table-cell>
          <table:table-cell table:style-name="Table-3-2-4" table:number-columns-spanned="1" table:number-rows-spanned="1">
            <text:p text:style-name="Paragraph-85"><text:span text:style-name="p85-1-1">60t</text:span></text:p>
          </table:table-cell>
          <table:table-cell table:style-name="Table-3-2-5" table:number-columns-spanned="1" table:number-rows-spanned="1">
            <text:p text:style-name="Paragraph-86"><text:span text:style-name="p86-1-1">스프링클러3</text:span></text:p>
            <text:p text:style-name="Paragraph-87"><text:span text:style-name="p87-1-1">소화전2</text:span></text:p>
          </table:table-cell>
          <table:table-cell table:style-name="Table-3-2-6" table:number-columns-spanned="1" table:number-rows-spanned="1">
            <text:p text:style-name="Paragraph-88"><text:span text:style-name="p88-1-1">연기80</text:span></text:p>
            <text:p text:style-name="Paragraph-89"><text:span text:style-name="p89-1-1">발신기24</text:span></text:p>
          </table:table-cell>
          <table:table-cell table:style-name="Table-3-2-7" table:number-columns-spanned="1" table:number-rows-spanned="1">
            <text:p text:style-name="Paragraph-90"><text:span text:style-name="p90-1-1">1</text:span></text:p>
          </table:table-cell>
          <table:table-cell table:style-name="Table-3-2-8" table:number-columns-spanned="1" table:number-rows-spanned="1">
            <text:p text:style-name="Paragraph-91"><text:span text:style-name="p91-1-1">74</text:span></text:p>
          </table:table-cell>
          <table:table-cell table:style-name="Table-3-2-9" table:number-columns-spanned="1" table:number-rows-spanned="1">
            <text:p text:style-name="Paragraph-92"><text:span text:style-name="p92-1-1">129</text:span></text:p>
          </table:table-cell>
          <table:table-cell table:style-name="Table-3-2-10" table:number-columns-spanned="1" table:number-rows-spanned="1">
            <text:p text:style-name="Paragraph-93"><text:span text:style-name="p93-1-1">4</text:span></text:p>
          </table:table-cell>
        </table:table-row>
      </table:table>
      <text:p text:style-name="Paragraph-94"/>
      <text:p text:style-name="Paragraph-95"><text:span text:style-name="p95-1-1">  </text:span><draw:rect draw:style-name="Shape-5" svg:x="0mm" svg:y="0mm" svg:width="29.71mm" svg:height="8.869999999999999mm" text:anchor-type="as-char" draw:transform=" translate (0mm 0mm) matrix (3.4881871067315684 0.0 0.0 1.1277357739753282 0mm -0.48mm) matrix (1.0 0.0 0.0 1.0 0mm 0mm) matrix (1.0 0.0 0.0 1.0 0mm 0.48mm) translate (0mm 0mm)"><text:p text:style-name="Paragraph-96"><text:span text:style-name="p96-1-1">감시설비 / 운전설비 / 환기설비</text:span></text:p></draw:rect><text:span text:style-name="p95-1-3">  </text:span></text:p>
      <text:p text:style-name="Paragraph-97"><text:span text:style-name="p97-1-1">         </text:span></text:p>
      <text:p text:style-name="Paragraph-98"><text:span text:style-name="p98-1-1">  </text:span><text:span text:style-name="p98-2-1"> </text:span></text:p>
      <table:table table:style-name="Table-4">
        <table:table-column table:number-columns-repeated="11"/>
        <table:table-row>
          <table:table-cell table:style-name="Table-4-1-1" table:number-columns-spanned="2" table:number-rows-spanned="1">
            <text:p text:style-name="Paragraph-99"><text:span text:style-name="p99-1-1">감시설비</text:span></text:p>
          </table:table-cell>
          <table:table-cell table:style-name="Table-4-1-2" table:number-columns-spanned="6" table:number-rows-spanned="1">
            <text:p text:style-name="Paragraph-100"><text:span text:style-name="p100-1-1">운 전 설 비</text:span></text:p>
          </table:table-cell>
          <table:table-cell table:style-name="Table-4-1-3" table:number-columns-spanned="3" table:number-rows-spanned="1">
            <text:p text:style-name="Paragraph-101"><text:span text:style-name="p101-1-1">환기설비</text:span></text:p>
          </table:table-cell>
        </table:table-row>
        <table:table-row>
          <table:table-cell table:style-name="Table-4-2-1" table:number-columns-spanned="1" table:number-rows-spanned="1">
            <text:p text:style-name="Paragraph-102"><text:span text:style-name="p102-1-1">카메라</text:span></text:p>
          </table:table-cell>
          <table:table-cell table:style-name="Table-4-2-2" table:number-columns-spanned="1" table:number-rows-spanned="1">
            <text:p text:style-name="Paragraph-103"><text:span text:style-name="p103-1-1">모니터</text:span></text:p>
          </table:table-cell>
          <table:table-cell table:style-name="Table-4-2-3" table:number-columns-spanned="1" table:number-rows-spanned="1">
            <text:p text:style-name="Paragraph-104"><text:span text:style-name="p104-1-1">스크린</text:span></text:p>
            <text:p text:style-name="Paragraph-105"><text:span text:style-name="p105-1-1">도어</text:span></text:p>
          </table:table-cell>
          <table:table-cell table:style-name="Table-4-2-4" table:number-columns-spanned="1" table:number-rows-spanned="1">
            <text:p text:style-name="Paragraph-106"><text:span text:style-name="p106-1-1">운전</text:span></text:p>
            <text:p text:style-name="Paragraph-107"><text:span text:style-name="p107-1-1">취급실</text:span></text:p>
          </table:table-cell>
          <table:table-cell table:style-name="Table-4-2-5" table:number-columns-spanned="1" table:number-rows-spanned="1">
            <text:p text:style-name="Paragraph-108"><text:span text:style-name="p108-1-1">전철기</text:span></text:p>
          </table:table-cell>
          <table:table-cell table:style-name="Table-4-2-6" table:number-columns-spanned="1" table:number-rows-spanned="1">
            <text:p text:style-name="Paragraph-109"><text:span text:style-name="p109-1-1">감광</text:span></text:p>
            <text:p text:style-name="Paragraph-110"><text:span text:style-name="p110-1-1">거울</text:span></text:p>
          </table:table-cell>
          <table:table-cell table:style-name="Table-4-2-7" table:number-columns-spanned="1" table:number-rows-spanned="1">
            <text:p text:style-name="Paragraph-111"><text:span text:style-name="p111-1-1">모니터</text:span></text:p>
          </table:table-cell>
          <table:table-cell table:style-name="Table-4-2-8" table:number-columns-spanned="1" table:number-rows-spanned="1">
            <text:p text:style-name="Paragraph-112"><text:span text:style-name="p112-1-1">전호등</text:span></text:p>
          </table:table-cell>
          <table:table-cell table:style-name="Table-4-2-9" table:number-columns-spanned="1" table:number-rows-spanned="1">
            <text:p text:style-name="Paragraph-113"><text:span text:style-name="p113-1-1">공조기</text:span></text:p>
          </table:table-cell>
          <table:table-cell table:style-name="Table-4-2-10" table:number-columns-spanned="1" table:number-rows-spanned="1">
            <text:p text:style-name="Paragraph-114"><text:span text:style-name="p114-1-1">송풍기</text:span></text:p>
          </table:table-cell>
          <table:table-cell table:style-name="Table-4-2-11" table:number-columns-spanned="1" table:number-rows-spanned="1">
            <text:p text:style-name="Paragraph-115"><text:span text:style-name="p115-1-1">냉방기</text:span></text:p>
          </table:table-cell>
        </table:table-row>
        <table:table-row>
          <table:table-cell table:style-name="Table-4-3-1" table:number-columns-spanned="1" table:number-rows-spanned="1">
            <text:p text:style-name="Paragraph-116"><text:span text:style-name="p116-1-1">52</text:span></text:p>
          </table:table-cell>
          <table:table-cell table:style-name="Table-4-3-2" table:number-columns-spanned="1" table:number-rows-spanned="1">
            <text:p text:style-name="Paragraph-117"><text:span text:style-name="p117-1-1">2</text:span></text:p>
          </table:table-cell>
          <table:table-cell table:style-name="Table-4-3-3" table:number-columns-spanned="1" table:number-rows-spanned="1">
            <text:p text:style-name="Paragraph-118"><text:span text:style-name="p118-1-1">48</text:span></text:p>
          </table:table-cell>
          <table:table-cell table:style-name="Table-4-3-4" table:number-columns-spanned="1" table:number-rows-spanned="1">
            <text:p text:style-name="Paragraph-119"/>
          </table:table-cell>
          <table:table-cell table:style-name="Table-4-3-5" table:number-columns-spanned="1" table:number-rows-spanned="1">
            <text:p text:style-name="Paragraph-120"/>
          </table:table-cell>
          <table:table-cell table:style-name="Table-4-3-6" table:number-columns-spanned="1" table:number-rows-spanned="1">
            <text:p text:style-name="Paragraph-121"><text:span text:style-name="p121-1-1">2</text:span></text:p>
          </table:table-cell>
          <table:table-cell table:style-name="Table-4-3-7" table:number-columns-spanned="1" table:number-rows-spanned="1">
            <text:p text:style-name="Paragraph-122"><text:span text:style-name="p122-1-1">4</text:span></text:p>
          </table:table-cell>
          <table:table-cell table:style-name="Table-4-3-8" table:number-columns-spanned="1" table:number-rows-spanned="1">
            <text:p text:style-name="Paragraph-123"><text:span text:style-name="p123-1-1">1</text:span></text:p>
          </table:table-cell>
          <table:table-cell table:style-name="Table-4-3-9" table:number-columns-spanned="1" table:number-rows-spanned="1">
            <text:p text:style-name="Paragraph-124"><text:span text:style-name="p124-1-1">7</text:span></text:p>
          </table:table-cell>
          <table:table-cell table:style-name="Table-4-3-10" table:number-columns-spanned="1" table:number-rows-spanned="1">
            <text:p text:style-name="Paragraph-125"><text:span text:style-name="p125-1-1">15</text:span></text:p>
          </table:table-cell>
          <table:table-cell table:style-name="Table-4-3-11" table:number-columns-spanned="1" table:number-rows-spanned="1">
            <text:p text:style-name="Paragraph-126"><text:span text:style-name="p126-1-1">7</text:span></text:p>
          </table:table-cell>
        </table:table-row>
      </table:table>
      <text:p text:style-name="Paragraph-127"/>
      <text:p text:style-name="Paragraph-128"><text:span text:style-name="p128-1-1">  </text:span><draw:rect draw:style-name="Shape-6" svg:x="0mm" svg:y="0mm" svg:width="29.71mm" svg:height="8.869999999999999mm" text:anchor-type="as-char" draw:transform=" translate (0mm 0mm) matrix (2.04926985634572 0.0 0.0 1.1277357739753282 0mm -0.48mm) matrix (1.0 0.0 0.0 1.0 0mm 0mm) matrix (1.0 0.0 0.0 1.0 0mm 0.48mm) translate (0mm 0mm)"><text:p text:style-name="Paragraph-129"><text:span text:style-name="p129-1-1">민방위 장비 현황</text:span></text:p></draw:rect><text:span text:style-name="p128-1-3">   </text:span></text:p>
      <text:p text:style-name="Paragraph-130"><text:span text:style-name="p130-1-1">        </text:span></text:p>
      <text:p text:style-name="Paragraph-131"><text:span text:style-name="p131-1-1">  </text:span></text:p>
      <table:table table:style-name="Table-5">
        <table:table-column table:number-columns-repeated="8"/>
        <table:table-row>
          <table:table-cell table:style-name="Table-5-1-1" table:number-columns-spanned="1" table:number-rows-spanned="1">
            <text:p text:style-name="Paragraph-132"><text:span text:style-name="p132-1-1">방독면</text:span></text:p>
          </table:table-cell>
          <table:table-cell table:style-name="Table-5-1-2" table:number-columns-spanned="1" table:number-rows-spanned="1">
            <text:p text:style-name="Paragraph-133"><text:span text:style-name="p133-1-1">해독제</text:span></text:p>
          </table:table-cell>
          <table:table-cell table:style-name="Table-5-1-3" table:number-columns-spanned="1" table:number-rows-spanned="1">
            <text:p text:style-name="Paragraph-134"><text:span text:style-name="p134-1-1">탐지지</text:span></text:p>
          </table:table-cell>
          <table:table-cell table:style-name="Table-5-1-4" table:number-columns-spanned="1" table:number-rows-spanned="1">
            <text:p text:style-name="Paragraph-135"><text:span text:style-name="p135-1-1">피부</text:span></text:p>
            <text:p text:style-name="Paragraph-136"><text:span text:style-name="p136-1-1">제독킷</text:span></text:p>
          </table:table-cell>
          <table:table-cell table:style-name="Table-5-1-5" table:number-columns-spanned="1" table:number-rows-spanned="1">
            <text:p text:style-name="Paragraph-137"><text:span text:style-name="p137-1-1">제독제</text:span></text:p>
          </table:table-cell>
          <table:table-cell table:style-name="Table-5-1-6" table:number-columns-spanned="1" table:number-rows-spanned="1">
            <text:p text:style-name="Paragraph-138"><text:span text:style-name="p138-1-1">보호의</text:span></text:p>
          </table:table-cell>
          <table:table-cell table:style-name="Table-5-1-7" table:number-columns-spanned="1" table:number-rows-spanned="1">
            <text:p text:style-name="Paragraph-139"><text:span text:style-name="p139-1-1">오염</text:span></text:p>
            <text:p text:style-name="Paragraph-140"><text:span text:style-name="p140-1-1">표지판</text:span></text:p>
          </table:table-cell>
          <table:table-cell table:style-name="Table-5-1-8" table:number-columns-spanned="1" table:number-rows-spanned="1">
            <text:p text:style-name="Paragraph-141"><text:span text:style-name="p141-1-1">비닐</text:span></text:p>
            <text:p text:style-name="Paragraph-142"><text:span text:style-name="p142-1-1">봉투</text:span></text:p>
          </table:table-cell>
        </table:table-row>
        <table:table-row>
          <table:table-cell table:style-name="Table-5-2-1" table:number-columns-spanned="1" table:number-rows-spanned="1">
            <text:p text:style-name="Paragraph-143"><text:span text:style-name="p143-1-1">방독면 5</text:span></text:p>
            <text:p text:style-name="Paragraph-144"><text:span text:style-name="p144-1-1">마스크65</text:span></text:p>
          </table:table-cell>
          <table:table-cell table:style-name="Table-5-2-2" table:number-columns-spanned="1" table:number-rows-spanned="1">
            <text:p text:style-name="Paragraph-145"/>
          </table:table-cell>
          <table:table-cell table:style-name="Table-5-2-3" table:number-columns-spanned="1" table:number-rows-spanned="1">
            <text:p text:style-name="Paragraph-146"/>
          </table:table-cell>
          <table:table-cell table:style-name="Table-5-2-4" table:number-columns-spanned="1" table:number-rows-spanned="1">
            <text:p text:style-name="Paragraph-147"/>
          </table:table-cell>
          <table:table-cell table:style-name="Table-5-2-5" table:number-columns-spanned="1" table:number-rows-spanned="1">
            <text:p text:style-name="Paragraph-148"/>
          </table:table-cell>
          <table:table-cell table:style-name="Table-5-2-6" table:number-columns-spanned="1" table:number-rows-spanned="1">
            <text:p text:style-name="Paragraph-149"><text:span text:style-name="p149-1-1">2</text:span></text:p>
          </table:table-cell>
          <table:table-cell table:style-name="Table-5-2-7" table:number-columns-spanned="1" table:number-rows-spanned="1">
            <text:p text:style-name="Paragraph-150"><text:span text:style-name="p150-1-1">6조</text:span></text:p>
          </table:table-cell>
          <table:table-cell table:style-name="Table-5-2-8" table:number-columns-spanned="1" table:number-rows-spanned="1">
            <text:p text:style-name="Paragraph-151"><text:span text:style-name="p151-1-1">6</text:span></text:p>
          </table:table-cell>
        </table:table-row>
      </table:table>
      <text:p text:style-name="Paragraph-152"/>
      <text:p text:style-name="Paragraph-153"><text:span text:style-name="p153-1-1"> </text:span></text:p>
      <text:p text:style-name="Paragraph-154"><text:span text:style-name="p154-1-1"> </text:span><draw:rect draw:style-name="Shape-7" svg:x="0mm" svg:y="0mm" svg:width="29.71mm" svg:height="8.869999999999999mm" text:anchor-type="as-char" draw:transform=" translate (0mm 0mm) matrix (2.3556927460524753 0.0 0.0 1.1277357739753282 0mm -0.48mm) matrix (1.0 0.0 0.0 1.0 0mm 0mm) matrix (1.0 0.0 0.0 1.0 0mm 0.48mm) translate (0mm 0mm)"><text:p text:style-name="Paragraph-155"><text:span text:style-name="p155-1-1">비상용품 / 수방자재</text:span></text:p></draw:rect><text:span text:style-name="p154-1-3">    </text:span></text:p>
      <text:p text:style-name="Paragraph-156"><text:span text:style-name="p156-1-1">   </text:span></text:p>
      <text:p text:style-name="Paragraph-157"><text:span text:style-name="p157-1-1"> </text:span></text:p>
      <table:table table:style-name="Table-6">
        <table:table-column table:number-columns-repeated="13"/>
        <table:table-row>
          <table:table-cell table:style-name="Table-6-1-1" table:number-columns-spanned="1" table:number-rows-spanned="1">
            <text:p text:style-name="Paragraph-158"><text:span text:style-name="p158-1-1">카메라</text:span></text:p>
          </table:table-cell>
          <table:table-cell table:style-name="Table-6-1-2" table:number-columns-spanned="1" table:number-rows-spanned="1">
            <text:p text:style-name="Paragraph-159"><text:span text:style-name="p159-1-1">메가폰</text:span></text:p>
          </table:table-cell>
          <table:table-cell table:style-name="Table-6-1-3" table:number-columns-spanned="1" table:number-rows-spanned="1">
            <text:p text:style-name="Paragraph-160"><text:span text:style-name="p160-1-1">무전기</text:span></text:p>
          </table:table-cell>
          <table:table-cell table:style-name="Table-6-1-4" table:number-columns-spanned="1" table:number-rows-spanned="1">
            <text:p text:style-name="Paragraph-161"><text:span text:style-name="p161-1-1">손전등</text:span></text:p>
          </table:table-cell>
          <table:table-cell table:style-name="Table-6-1-5" table:number-columns-spanned="1" table:number-rows-spanned="1">
            <text:p text:style-name="Paragraph-162"><text:span text:style-name="p162-1-1">들것</text:span></text:p>
          </table:table-cell>
          <table:table-cell table:style-name="Table-6-1-6" table:number-columns-spanned="1" table:number-rows-spanned="1">
            <text:p text:style-name="Paragraph-163"><text:span text:style-name="p163-1-1">구급낭</text:span></text:p>
          </table:table-cell>
          <table:table-cell table:style-name="Table-6-1-7" table:number-columns-spanned="1" table:number-rows-spanned="1">
            <text:p text:style-name="Paragraph-164"><text:span text:style-name="p164-1-1">출입문</text:span></text:p>
            <text:p text:style-name="Paragraph-165"><text:span text:style-name="p165-1-1">폐쇄</text:span></text:p>
            <text:p text:style-name="Paragraph-166"><text:span text:style-name="p166-1-1">장치</text:span></text:p>
          </table:table-cell>
          <table:table-cell table:style-name="Table-6-1-8" table:number-columns-spanned="1" table:number-rows-spanned="1">
            <text:p text:style-name="Paragraph-167"><text:span text:style-name="p167-1-1">인명</text:span></text:p>
            <text:p text:style-name="Paragraph-168"><text:span text:style-name="p168-1-1">구조</text:span></text:p>
            <text:p text:style-name="Paragraph-169"><text:span text:style-name="p169-1-1">트로리</text:span></text:p>
          </table:table-cell>
          <table:table-cell table:style-name="Table-6-1-9" table:number-columns-spanned="1" table:number-rows-spanned="1">
            <text:p text:style-name="Paragraph-170"><text:span text:style-name="p170-1-1">차수판</text:span></text:p>
          </table:table-cell>
          <table:table-cell table:style-name="Table-6-1-10" table:number-columns-spanned="1" table:number-rows-spanned="1">
            <text:p text:style-name="Paragraph-171"><text:span text:style-name="p171-1-1">차수</text:span></text:p>
            <text:p text:style-name="Paragraph-172"><text:span text:style-name="p172-1-1">비닐</text:span></text:p>
          </table:table-cell>
          <table:table-cell table:style-name="Table-6-1-11" table:number-columns-spanned="1" table:number-rows-spanned="1">
            <text:p text:style-name="Paragraph-173"><text:span text:style-name="p173-1-1">모래</text:span></text:p>
            <text:p text:style-name="Paragraph-174"><text:span text:style-name="p174-1-1">주머니</text:span></text:p>
          </table:table-cell>
          <table:table-cell table:style-name="Table-6-1-12" table:number-columns-spanned="1" table:number-rows-spanned="1">
            <text:p text:style-name="Paragraph-175"><text:span text:style-name="p175-1-1">액상</text:span></text:p>
            <text:p text:style-name="Paragraph-176"><text:span text:style-name="p176-1-1">제설제</text:span></text:p>
          </table:table-cell>
          <table:table-cell table:style-name="Table-6-1-13" table:number-columns-spanned="1" table:number-rows-spanned="1">
            <text:p text:style-name="Paragraph-177"><text:span text:style-name="p177-1-1">흑밀대</text:span></text:p>
          </table:table-cell>
        </table:table-row>
        <table:table-row>
          <table:table-cell table:style-name="Table-6-2-1" table:number-columns-spanned="1" table:number-rows-spanned="1">
            <text:p text:style-name="Paragraph-178"><text:span text:style-name="p178-1-1">1</text:span></text:p>
          </table:table-cell>
          <table:table-cell table:style-name="Table-6-2-2" table:number-columns-spanned="1" table:number-rows-spanned="1">
            <text:p text:style-name="Paragraph-179"><text:span text:style-name="p179-1-1">1</text:span></text:p>
          </table:table-cell>
          <table:table-cell table:style-name="Table-6-2-3" table:number-columns-spanned="1" table:number-rows-spanned="1">
            <text:p text:style-name="Paragraph-180"><text:span text:style-name="p180-1-1">2</text:span></text:p>
          </table:table-cell>
          <table:table-cell table:style-name="Table-6-2-4" table:number-columns-spanned="1" table:number-rows-spanned="1">
            <text:p text:style-name="Paragraph-181"><text:span text:style-name="p181-1-1">1</text:span></text:p>
          </table:table-cell>
          <table:table-cell table:style-name="Table-6-2-5" table:number-columns-spanned="1" table:number-rows-spanned="1">
            <text:p text:style-name="Paragraph-182"><text:span text:style-name="p182-1-1">2</text:span></text:p>
          </table:table-cell>
          <table:table-cell table:style-name="Table-6-2-6" table:number-columns-spanned="1" table:number-rows-spanned="1">
            <text:p text:style-name="Paragraph-183"><text:span text:style-name="p183-1-1">1</text:span></text:p>
          </table:table-cell>
          <table:table-cell table:style-name="Table-6-2-7" table:number-columns-spanned="1" table:number-rows-spanned="1">
            <text:p text:style-name="Paragraph-184"><text:span text:style-name="p184-1-1">1</text:span></text:p>
          </table:table-cell>
          <table:table-cell table:style-name="Table-6-2-8" table:number-columns-spanned="1" table:number-rows-spanned="1">
            <text:p text:style-name="Paragraph-185"><text:span text:style-name="p185-1-1">1</text:span></text:p>
          </table:table-cell>
          <table:table-cell table:style-name="Table-6-2-9" table:number-columns-spanned="1" table:number-rows-spanned="1">
            <text:p text:style-name="Paragraph-186"><text:span text:style-name="p186-1-1">16</text:span></text:p>
          </table:table-cell>
          <table:table-cell table:style-name="Table-6-2-10" table:number-columns-spanned="1" table:number-rows-spanned="1">
            <text:p text:style-name="Paragraph-187"><text:span text:style-name="p187-1-1">2</text:span></text:p>
          </table:table-cell>
          <table:table-cell table:style-name="Table-6-2-11" table:number-columns-spanned="1" table:number-rows-spanned="1">
            <text:p text:style-name="Paragraph-188"><text:span text:style-name="p188-1-1">330</text:span></text:p>
          </table:table-cell>
          <table:table-cell table:style-name="Table-6-2-12" table:number-columns-spanned="1" table:number-rows-spanned="1">
            <text:p text:style-name="Paragraph-189"><text:span text:style-name="p189-1-1">7.5</text:span></text:p>
          </table:table-cell>
          <table:table-cell table:style-name="Table-6-2-13" table:number-columns-spanned="1" table:number-rows-spanned="1">
            <text:p text:style-name="Paragraph-190"><text:span text:style-name="p190-1-1">8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헤드라인M" svg:font-family="'HY헤드라인M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9.7cm" fo:page-height="42cm" fo:margin-top="1cm" fo:margin-left="3cm" fo:margin-right="3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